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1df"/>
    </style:style>
    <style:style style:name="P2" style:family="paragraph" style:parent-style-name="Standard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3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4" style:family="paragraph" style:parent-style-name="Standard">
      <style:paragraph-properties fo:margin-left="1.129cm" fo:margin-right="0cm" fo:text-indent="0cm" style:auto-text-indent="false"/>
      <style:text-properties officeooo:rsid="001da7d1" officeooo:paragraph-rsid="0020f35c"/>
    </style:style>
    <style:style style:name="P5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da7d1"/>
    </style:style>
    <style:style style:name="P6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f8ffa"/>
    </style:style>
    <style:style style:name="P7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2761f"/>
    </style:style>
    <style:style style:name="P8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8b1e4"/>
    </style:style>
    <style:style style:name="P9" style:family="paragraph" style:parent-style-name="Text_20_body">
      <style:paragraph-properties fo:margin-left="1.129cm" fo:margin-right="0cm" fo:text-indent="0cm" style:auto-text-indent="false"/>
    </style:style>
    <style:style style:name="P10" style:family="paragraph" style:parent-style-name="Text_20_body">
      <style:paragraph-properties fo:margin-left="1.129cm" fo:margin-right="0cm" fo:text-indent="0cm" style:auto-text-indent="false"/>
      <style:text-properties officeooo:paragraph-rsid="001ee3b3"/>
    </style:style>
    <style:style style:name="P11" style:family="paragraph" style:parent-style-name="Text_20_body">
      <style:paragraph-properties fo:margin-left="1.129cm" fo:margin-right="0cm" fo:text-indent="0cm" style:auto-text-indent="false"/>
      <style:text-properties officeooo:paragraph-rsid="001f8ffa"/>
    </style:style>
    <style:style style:name="P12" style:family="paragraph" style:parent-style-name="Text_20_body">
      <style:paragraph-properties fo:margin-left="1.129cm" fo:margin-right="0cm" fo:text-indent="0cm" style:auto-text-indent="false"/>
      <style:text-properties officeooo:paragraph-rsid="0022761f"/>
    </style:style>
    <style:style style:name="P13" style:family="paragraph" style:parent-style-name="Text_20_body">
      <style:paragraph-properties fo:margin-left="1.129cm" fo:margin-right="0cm" fo:text-indent="0cm" style:auto-text-indent="false"/>
      <style:text-properties officeooo:paragraph-rsid="0022b0da"/>
    </style:style>
    <style:style style:name="P14" style:family="paragraph" style:parent-style-name="Text_20_body">
      <style:text-properties fo:color="#c9211e" loext:opacity="100%" style:text-line-through-style="solid" style:text-line-through-type="single"/>
    </style:style>
    <style:style style:name="P15" style:family="paragraph" style:parent-style-name="Text_20_body" style:list-style-name="L1">
      <style:paragraph-properties fo:margin-left="1.129cm" fo:margin-right="0cm" fo:text-indent="0cm" style:auto-text-indent="false"/>
    </style:style>
    <style:style style:name="P16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da7d1"/>
    </style:style>
    <style:style style:name="P17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18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f8ffa"/>
    </style:style>
    <style:style style:name="P19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22761f"/>
    </style:style>
    <style:style style:name="P20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ad53a"/>
    </style:style>
    <style:style style:name="P21" style:family="paragraph" style:parent-style-name="Text_20_body" style:list-style-name="L2">
      <style:paragraph-properties fo:margin-left="1.129cm" fo:margin-right="0cm" fo:text-indent="0cm" style:auto-text-indent="fals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c01df"/>
    </style:style>
    <style:style style:name="T3" style:family="text">
      <style:text-properties officeooo:rsid="001da7d1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style:text-line-through-style="solid" style:text-line-through-type="single"/>
    </style:style>
    <style:style style:name="T7" style:family="text">
      <style:text-properties fo:color="#650953" loext:opacity="100%" fo:font-weight="bold" style:font-weight-asian="bold" style:font-weight-complex="bold"/>
    </style:style>
    <style:style style:name="T8" style:family="text">
      <style:text-properties fo:color="#650953" loext:opacity="100%" fo:font-weight="bold" officeooo:rsid="001ee3b3" style:font-weight-asian="bold" style:font-weight-complex="bold"/>
    </style:style>
    <style:style style:name="T9" style:family="text">
      <style:text-properties fo:color="#650953" loext:opacity="100%" fo:font-weight="bold" officeooo:rsid="0022761f" style:font-weight-asian="bold" style:font-weight-complex="bold"/>
    </style:style>
    <style:style style:name="T10" style:family="text">
      <style:text-properties fo:color="#650953" loext:opacity="100%" fo:font-weight="bold" officeooo:rsid="001da7d1" style:font-weight-asian="bold" style:font-weight-complex="bold"/>
    </style:style>
    <style:style style:name="T11" style:family="text">
      <style:text-properties fo:color="#650953" loext:opacity="100%" fo:font-weight="bold" officeooo:rsid="0022b0da" style:font-weight-asian="bold" style:font-weight-complex="bold"/>
    </style:style>
    <style:style style:name="T12" style:family="text">
      <style:text-properties fo:color="#650953" loext:opacity="100%" fo:font-weight="bold" officeooo:rsid="00235f7b" style:font-weight-asian="bold" style:font-weight-complex="bold"/>
    </style:style>
    <style:style style:name="T13" style:family="text">
      <style:text-properties fo:color="#650953" loext:opacity="100%" fo:font-weight="bold" officeooo:rsid="00249c10" style:font-weight-asian="bold" style:font-weight-complex="bold"/>
    </style:style>
    <style:style style:name="T14" style:family="text">
      <style:text-properties fo:color="#00a933" loext:opacity="100%" fo:font-weight="bold" officeooo:rsid="0026e08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pp.asana.com/0/1198978231362997/1205496527696118" text:style-name="Internet_20_link" text:visited-style-name="Visited_20_Internet_20_Link">https://app.asana.com/0/1198978231362997/1205496527696118</text:a></text:p>
      <text:p text:style-name="Standard"/>
      <text:p text:style-name="Standard"><text:span text:style-name="T2">url: </text:span>https://hessentag2024.de/typo3</text:p>
      <text:p text:style-name="P1"><text:span text:style-name="T2">u: </text:span>costa</text:p>
      <text:p text:style-name="P1"><text:span text:style-name="T2">p: </text:span>UjaMvgR7RnEdzv6etsNp!</text:p>
      <text:p text:style-name="P1"/>
      <text:p text:style-name="P1"/>
      <text:p text:style-name="Text_20_body">Hallo Costa,</text:p>
      <text:p text:style-name="Text_20_body"/>
      <text:p text:style-name="Text_20_body">wir haben in den letzten Monaten low level die Seite hessentag2024.de hingesetzt.</text:p>
      <text:p text:style-name="Text_20_body">Nun geht es in die nächste Phase und die Seite soll erweitert und schöner gemacht werden. Da hätten wir gerne deine Hilfe bzw. vorher ein Angebot.</text:p>
      <text:p text:style-name="Text_20_body"/>
      <text:p text:style-name="Text_20_body">Folgende Punkte soll umgesetzt werden:</text:p>
      <text:list text:style-name="L1">
        <text:list-item>
          <text:p text:style-name="P15">Accordeon-Element (FAQs) <text:a xlink:type="simple" xlink:href="https://hessentag2024.de/test" text:style-name="Internet_20_link" text:visited-style-name="Visited_20_Internet_20_Link">https://hessentag2024.de/test</text:a> - Element gibt es schon, Styling auch ok, die Farben bitte noch anpassen (Blau statt diesem default grünblau, Blau secondary: #09478e; Blau 50% Shade: #052447)</text:p>
          <text:p text:style-name="P16">--------</text:p>
          <text:p text:style-name="P16">trans</text:p>
        </text:list-item>
      </text:list>
      <text:p text:style-name="P5"><text:tab/>--------</text:p>
      <text:p text:style-name="P5"><text:tab/>Accordeon element (FAQs) https://hessentag2024.de/test - Element already exists, <text:tab/>styling is also ok, please adjust the colors (blue instead of this default green-blue, blue <text:tab/>secondary: #09478e; blue 50% shade: #052447 )</text:p>
      <text:p text:style-name="P5"><text:tab/></text:p>
      <text:p text:style-name="P5"><text:tab/><text:span text:style-name="T7">est: 1hr </text:span><text:span text:style-name="T8">[design]</text:span></text:p>
      <text:p text:style-name="P5"><text:span text:style-name="T4"><text:tab/>status: </text:span><text:span text:style-name="T14">Done</text:span></text:p>
      <text:p text:style-name="P5"><text:tab/></text:p>
      <text:list text:continue-numbering="true" text:style-name="L1">
        <text:list-item>
          <text:p text:style-name="P15">CSS Anpassungen in den Code einpflegen (auf der Seite css-Anpassungen <text:a xlink:type="simple" xlink:href="https://hessentag2024.de/css-anpassungen" text:style-name="Internet_20_link" text:visited-style-name="Visited_20_Internet_20_Link">https://hessentag2024.de/css-anpassungen</text:a> liegt Code, der eigentlich mal richtig ins System könnte und nicht auf jede Seite verlinkt wird, ging so halt schnell )</text:p>
        </text:list-item>
      </text:list>
      <text:p text:style-name="P10"><text:tab/><text:span text:style-name="T3">--------</text:span></text:p>
      <text:list text:continue-numbering="true" text:style-name="L1">
        <text:list-header>
          <text:p text:style-name="P17">trans</text:p>
        </text:list-header>
      </text:list>
      <text:p text:style-name="P3"><text:tab/>--------</text:p>
      <text:p text:style-name="P3"/>
      <text:p text:style-name="P3"><text:tab/>Enter CSS adjustments into the code (on the css adjustments page <text:tab/>https://hessentag2024.de/css-adaptations there is code that could actually be properly <text:tab/>integrated into the system and is not linked to every page, so it was quick)</text:p>
      <text:p text:style-name="P2"><text:soft-page-break/><text:span text:style-name="T7"><text:tab/>est: </text:span><text:span text:style-name="T12">30min </text:span><text:span text:style-name="T8">[development]</text:span></text:p>
      <text:p text:style-name="P8"><text:span text:style-name="T4"><text:tab/>status: </text:span><text:span text:style-name="T14">Done</text:span></text:p>
      <text:p text:style-name="P9"><text:tab/></text:p>
      <text:list text:continue-numbering="true" text:style-name="L1">
        <text:list-item>
          <text:p text:style-name="P15">Spracheinstellungen checken? Alle Seiten sind auf englisch eingestellt, hat das irgendwelche Auswirkungen?</text:p>
        </text:list-item>
      </text:list>
      <text:p text:style-name="P9"/>
      <text:p text:style-name="P11"><text:tab/><text:span text:style-name="T3">--------</text:span></text:p>
      <text:list text:continue-numbering="true" text:style-name="L1">
        <text:list-header>
          <text:p text:style-name="P18">trans</text:p>
        </text:list-header>
      </text:list>
      <text:p text:style-name="P6"><text:tab/>--------</text:p>
      <text:p text:style-name="P6"/>
      <text:p text:style-name="P6"><text:tab/>Check language settings? All pages are in English, does that have any impact?</text:p>
      <text:p text:style-name="P6"/>
      <text:p text:style-name="P6"><text:tab/><text:span text:style-name="T7">est: </text:span><text:span text:style-name="T13">2hrs </text:span><text:span text:style-name="T8">[development]</text:span></text:p>
      <text:p text:style-name="P8"><text:span text:style-name="T4"><text:tab/>status: </text:span><text:span text:style-name="T14">Done</text:span></text:p>
      <text:p text:style-name="P6"/>
      <text:list text:continue-numbering="true" text:style-name="L1">
        <text:list-item>
          <text:p text:style-name="P15">News-Elemente stylen (vgl. <text:a xlink:type="simple" xlink:href="https://HT23.de/" text:style-name="Internet_20_link" text:visited-style-name="Visited_20_Internet_20_Link">HT23.de</text:a>) compare to <text:a xlink:type="simple" xlink:href="http://hessentag2023.de/" text:style-name="Internet_20_link" text:visited-style-name="Visited_20_Internet_20_Link">http://hessentag2023.de</text:a></text:p>
          <text:p text:style-name="P15"><text:a xlink:type="simple" xlink:href="https://hessentag2024.de/news-2" text:style-name="Internet_20_link" text:visited-style-name="Visited_20_Internet_20_Link">https://hessentag2024.de/news-2</text:a> please remove frame around the news, but keep separator.</text:p>
          <text:p text:style-name="P15"><text:a xlink:type="simple" xlink:href="https://hessentag2024.de/news-2" text:style-name="Internet_20_link" text:visited-style-name="Visited_20_Internet_20_Link">https://hessentag2024.de/news-2</text:a> Also, increase the distance a little and use same distance before and after separator.</text:p>
        </text:list-item>
      </text:list>
      <text:p text:style-name="P9"><text:tab/></text:p>
      <text:p text:style-name="P4"><text:span text:style-name="T7"><text:tab/>est: 1hr </text:span><text:span text:style-name="T8">[design]</text:span></text:p>
      <text:p text:style-name="P8"><text:span text:style-name="T4"><text:tab/>status: </text:span><text:span text:style-name="T14">Done</text:span></text:p>
      <text:p text:style-name="P9"><text:tab/></text:p>
      <text:p text:style-name="P9"><text:tab/></text:p>
      <text:list text:continue-numbering="true" text:style-name="L1">
        <text:list-item>
          <text:p text:style-name="P15">Only for Desktop: CD-Anpassungen: Logo in runder Form, farbiger Rahmen um Bilder? CSS Kreiselement im Slider einbauen? HT24 hat solche Rundungen, vgl. <text:a xlink:type="simple" xlink:href="https://www.fritzlar.de/" text:style-name="Internet_20_link" text:visited-style-name="Visited_20_Internet_20_Link">https://www.fritzlar.de/</text:a> -&gt; Da ist der Kram im Bild, aber das lässt sich sicher auch schöner mit CSS erstellen</text:p>
        </text:list-item>
      </text:list>
      <text:p text:style-name="P9"/>
      <text:p text:style-name="P12"><text:tab/><text:span text:style-name="T3">--------</text:span></text:p>
      <text:list text:continue-numbering="true" text:style-name="L1">
        <text:list-header>
          <text:p text:style-name="P19">trans</text:p>
        </text:list-header>
      </text:list>
      <text:p text:style-name="P7"><text:tab/>--------</text:p>
      <text:p text:style-name="P7"/>
      <text:p text:style-name="P7"><text:soft-page-break/><text:tab/>Only for Desktop: CD adjustments: logo in a round shape, colored frame around <text:tab/>images? Install CSS circle element in slider? HT24 has such curves, see <text:tab/>https://www.fritzlar.de/ -&gt; There's the stuff in the picture, but it can certainly be c<text:tab/>reated more beautifully with CSS</text:p>
      <text:p text:style-name="P7"/>
      <text:p text:style-name="P7"><text:tab/><text:span text:style-name="T7">est: </text:span><text:span text:style-name="T9">4</text:span><text:span text:style-name="T7">hr </text:span><text:span text:style-name="T8">[design]</text:span></text:p>
      <text:p text:style-name="P20"><text:span text:style-name="T4"><text:tab/>status: </text:span><text:span text:style-name="T14">Done</text:span></text:p>
      <text:p text:style-name="P9"/>
      <text:list text:style-name="L2">
        <text:list-item>
          <text:p text:style-name="P21">There is a problem with the menu in Desktop below 1200px and above tablet, where the header breaks. Can we add an additional breakpoint only for menu?</text:p>
        </text:list-item>
      </text:list>
      <text:p text:style-name="P13"><text:tab/><text:span text:style-name="T10">est: </text:span><text:span text:style-name="T11">1</text:span><text:span text:style-name="T10">hr </text:span><text:span text:style-name="T8">[design]</text:span></text:p>
      <text:p text:style-name="P8"><text:span text:style-name="T4"><text:tab/>status: </text:span><text:span text:style-name="T14">Done</text:span></text:p>
      <text:p text:style-name="P9"/>
      <text:list text:continue-numbering="true" text:style-name="L2">
        <text:list-item>
          <text:p text:style-name="P21"><text:span text:style-name="del"><text:span text:style-name="T1">Programmhighlights (vgl. </text:span></text:span><text:a xlink:type="simple" xlink:href="https://www.hessentag2023.de/programm/" text:style-name="Internet_20_link" text:visited-style-name="Visited_20_Internet_20_Link"><text:span text:style-name="del"><text:span text:style-name="T1">https://www.hessentag2023.de/programm/</text:span></text:span></text:a><text:span text:style-name="del"><text:span text:style-name="T1">) -&gt; Bildgrößen im Backend bestimmen lassen (Pixelangaben oder Auswahl der Bildgröße, Bild wird ohne Intent extrem groß ausgegeben)</text:span></text:span></text:p>
        </text:list-item>
        <text:list-item>
          <text:p text:style-name="P21"><text:span text:style-name="del"><text:span text:style-name="T1">Bilder werden Mobil/Handy schlecht runtergrechnet, Beispiel: </text:span></text:span><text:a xlink:type="simple" xlink:href="https://hessentag2024.de/hessentagspaar" text:style-name="Internet_20_link" text:visited-style-name="Visited_20_Internet_20_Link"><text:span text:style-name="del"><text:span text:style-name="T1">https://hessentag2024.de/hessentagspaar</text:span></text:span></text:a><text:span text:style-name="del"><text:span text:style-name="T1">, das müsste gefixt werden.</text:span></text:span></text:p>
        </text:list-item>
      </text:list>
      <text:p text:style-name="P9"><text:span text:style-name="del"/></text:p>
      <text:p text:style-name="P9"><text:span text:style-name="del"/></text:p>
      <text:p text:style-name="Text_20_body"><text:span text:style-name="T6">Hier ist ein Zugang, um ins System zu schauen: </text:span><text:a xlink:type="simple" xlink:href="https://www.hessentag2023.de/programm/" text:style-name="Internet_20_link" text:visited-style-name="Visited_20_Internet_20_Link">https://www.hessentag2023.de/programm/</text:a></text:p>
      <text:p text:style-name="P14"> </text:p>
      <text:p text:style-name="P14">Ich denke mal, dass wir einige Punkte besprechen müssen, damit du genau weißt, was ich meine. Sag gerne Bescheid, wann es dir passt. </text:p>
      <text:p text:style-name="Text_20_body"> </text:p>
      <text:p text:style-name="Text_20_body">Liebe Grüß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de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59:00.588078721</meta:creation-date>
    <dc:date>2023-11-02T13:35:09.571401261</dc:date>
    <meta:editing-duration>PT6H56M1S</meta:editing-duration>
    <meta:editing-cycles>12</meta:editing-cycles>
    <meta:generator>LibreOffice/7.5.5.2$MacOSX_AARCH64 LibreOffice_project/ca8fe7424262805f223b9a2334bc7181abbcbf5e</meta:generator>
    <meta:document-statistic meta:table-count="0" meta:image-count="0" meta:object-count="0" meta:page-count="3" meta:paragraph-count="57" meta:word-count="462" meta:character-count="3306" meta:non-whitespace-character-count="2863"/>
  </office:meta>
</office:document-meta>
</file>